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99.85pt"/>
    </style:style>
    <style:style style:name="co3" style:family="table-column">
      <style:table-column-properties fo:break-before="auto" style:column-width="356.4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7.61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unerS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ModularTuner/Tuner/ReversibleLittleSection/TunerSection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4/8/2019 8:21:06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 10 V polarized electrolytic radial capacitor</text:p>
          </table:table-cell>
          <table:table-cell office:value-type="string" calcext:value-type="string">
            <text:p>Capacitors_THT:CP_Radial_Tant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 nF 50 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 or right-angle BNC isolated PCB receptacle</text:p>
          </table:table-cell>
          <table:table-cell office:value-type="string" calcext:value-type="string">
            <text:p>tuner:bnc_90_1-1337543-0_pad_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</text:p>
          </table:table-cell>
          <table:table-cell office:value-type="string" calcext:value-type="string">
            <text:p>tuner:bnc_90_1-1337543-0_pad_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</text:p>
          </table:table-cell>
          <table:table-cell office:value-type="string" calcext:value-type="string">
            <text:p>tuner:bnc_90_1-1337543-0_pad_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rows of 5 pin headers 2.54 mm spacing</text:p>
          </table:table-cell>
          <table:table-cell office:value-type="string" calcext:value-type="string">
            <text:p>Pin_Headers:Pin_Header_Straight_2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2 position 5.08 mm screw terminal block or right-angle BNC isolated PCB receptacle</text:p>
          </table:table-cell>
          <table:table-cell office:value-type="string" calcext:value-type="string">
            <text:p>tuner:bnc_90_1-1337543-0_pad_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3 pin headers 2.54 mm spacing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3 pin headers 2.54 mm spacing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3 pin headers 2.54 mm spacing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100 uH axial choke inductor 0.5 W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L9 and L10 are together a common-mode choke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L9 and L10 are together a common-mode choke</text:p>
          </table:table-cell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1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2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3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4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5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6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7</text:p>
          </table:table-cell>
          <table:table-cell office:value-type="string" calcext:value-type="string">
            <text:p>Capacitor or Inductor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“Little” relay (see documentation for details)</text:p>
          </table:table-cell>
          <table:table-cell office:value-type="string" calcext:value-type="string">
            <text:p>tuner:HK19F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08 Microchip DIP-18</text:p>
          </table:table-cell>
          <table:table-cell office:value-type="string" calcext:value-type="string">
            <text:p>Housings_DIP:DIP-18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 DIP-18</text:p>
          </table:table-cell>
          <table:table-cell office:value-type="string" calcext:value-type="string">
            <text:p>Housings_DIP:DIP-18_W7.62mm_Sock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24:52.600000000</dc:date>
    <meta:editing-duration>PT3M32S</meta:editing-duration>
    <meta:editing-cycles>1</meta:editing-cycles>
    <meta:document-statistic meta:table-count="1" meta:cell-count="284" meta:object-count="0"/>
    <meta:generator>LibreOffice/5.4.0.3$Windows_x86 LibreOffice_project/7556cbc6811c9d992f4064ab9287069087d7f62c</meta:generator>
  </office:meta>
</office:document-meta>
</file>